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0000002009E8ADCB9B4702DE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762cm, 0cm, 4.977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866cm" svg:height="4.126cm" svg:x="3.857cm" svg:y="11.795cm">
          <draw:image xlink:href="Pictures/1000020100000200000002009E8ADCB9B4702DE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3-17T09:35:56.354000000</dc:date>
    <meta:editing-duration>PT3M44S</meta:editing-duration>
    <meta:editing-cycles>2</meta:editing-cycles>
    <meta:generator>LibreOffice/7.1.5.2$Windows_X86_64 LibreOffice_project/85f04e9f809797b8199d13c421bd8a2b025d52b5</meta:generator>
    <meta:document-statistic meta:object-count="1"/>
  </office:meta>
</office:document-meta>
</file>